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arnings Lifecycle from SC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2022 median income</text:p>
          </table:table-cell>
          <table:table-cell office:value-type="string" calcext:value-type="string">
            <text:p>2022 median wage income</text:p>
          </table:table-cell>
          <table:table-cell office:value-type="string" calcext:value-type="string">
            <text:p>2022 log median decadal income</text:p>
          </table:table-cell>
        </table:table-row>
        <table:table-row table:style-name="ro1">
          <table:table-cell office:value-type="string" calcext:value-type="string">
            <text:p>&lt;35</text:p>
          </table:table-cell>
          <table:table-cell office:value-type="float" office:value="82.7" calcext:value-type="float">
            <text:p>82.7</text:p>
          </table:table-cell>
          <table:table-cell table:formula="of:=[.B4]*0.621" office:value-type="float" office:value="51.3567" calcext:value-type="float">
            <text:p>51.3567</text:p>
          </table:table-cell>
          <table:table-cell table:formula="of:=LN(10*[.C4])" office:value-type="float" office:value="6.24138049797503" calcext:value-type="float">
            <text:p>6.24138049797503</text:p>
          </table:table-cell>
        </table:table-row>
        <table:table-row table:style-name="ro1">
          <table:table-cell office:value-type="string" calcext:value-type="string">
            <text:p>35-44</text:p>
          </table:table-cell>
          <table:table-cell office:value-type="float" office:value="169.9" calcext:value-type="float">
            <text:p>169.9</text:p>
          </table:table-cell>
          <table:table-cell table:formula="of:=[.B5]*0.621" office:value-type="float" office:value="105.5079" calcext:value-type="float">
            <text:p>105.5079</text:p>
          </table:table-cell>
          <table:table-cell table:formula="of:=LN(10*[.C5])" office:value-type="float" office:value="6.96137092462327" calcext:value-type="float">
            <text:p>6.96137092462327</text:p>
          </table:table-cell>
        </table:table-row>
        <table:table-row table:style-name="ro1">
          <table:table-cell office:value-type="string" calcext:value-type="string">
            <text:p>45-54</text:p>
          </table:table-cell>
          <table:table-cell office:value-type="float" office:value="171.4" calcext:value-type="float">
            <text:p>171.4</text:p>
          </table:table-cell>
          <table:table-cell table:formula="of:=[.B6]*0.621" office:value-type="float" office:value="106.4394" calcext:value-type="float">
            <text:p>106.4394</text:p>
          </table:table-cell>
          <table:table-cell table:formula="of:=LN(10*[.C6])" office:value-type="float" office:value="6.97016090210907" calcext:value-type="float">
            <text:p>6.97016090210907</text:p>
          </table:table-cell>
        </table:table-row>
        <table:table-row table:style-name="ro1">
          <table:table-cell office:value-type="string" calcext:value-type="string">
            <text:p>55–64</text:p>
          </table:table-cell>
          <table:table-cell office:value-type="float" office:value="175.9" calcext:value-type="float">
            <text:p>175.9</text:p>
          </table:table-cell>
          <table:table-cell table:formula="of:=[.B7]*0.621" office:value-type="float" office:value="109.2339" calcext:value-type="float">
            <text:p>109.2339</text:p>
          </table:table-cell>
          <table:table-cell table:formula="of:=LN(10*[.C7])" office:value-type="float" office:value="6.9960765476889" calcext:value-type="float">
            <text:p>6.9960765476889</text:p>
          </table:table-cell>
        </table:table-row>
        <table:table-row table:style-name="ro1">
          <table:table-cell office:value-type="string" calcext:value-type="string">
            <text:p>65–74</text:p>
          </table:table-cell>
          <table:table-cell office:value-type="float" office:value="142.5" calcext:value-type="float">
            <text:p>142.5</text:p>
          </table:table-cell>
          <table:table-cell table:formula="of:=[.B8]*0.621" office:value-type="float" office:value="88.4925" calcext:value-type="float">
            <text:p>88.4925</text:p>
          </table:table-cell>
          <table:table-cell table:formula="of:=LN(10*[.C8])" office:value-type="float" office:value="6.78550289565409" calcext:value-type="float">
            <text:p>6.78550289565409</text:p>
          </table:table-cell>
        </table:table-row>
        <table:table-row table:style-name="ro1">
          <table:table-cell office:value-type="string" calcext:value-type="string">
            <text:p>75 or more</text:p>
          </table:table-cell>
          <table:table-cell office:value-type="float" office:value="107.9" calcext:value-type="float">
            <text:p>107.9</text:p>
          </table:table-cell>
          <table:table-cell table:formula="of:=[.B9]*0.621" office:value-type="float" office:value="67.0059" calcext:value-type="float">
            <text:p>67.0059</text:p>
          </table:table-cell>
          <table:table-cell table:formula="of:=LN(10*[.C9])" office:value-type="float" office:value="6.50736576820948" calcext:value-type="float">
            <text:p>6.50736576820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>
      <number:number number:decimal-places="1" number:min-decimal-places="1" number:min-integer-digits="1"/>
    </number:number-style>
    <number:percentage-style style:name="N139">
      <number:number number:decimal-places="1" number:min-decimal-places="1" number:min-integer-digits="1"/>
      <number:text>%</number:text>
    </number:percentage-style>
    <number:number-style style:name="N140">
      <number:number number:decimal-places="1" number:min-decimal-places="1" number:min-integer-digits="1" number:grouping="true"/>
    </number:number-style>
    <number:number-style style:name="N141">
      <number:number number:decimal-places="1" number:min-decimal-places="1" number:min-integer-digits="0"/>
    </number:number-style>
    <number:number-style style:name="N142">
      <number:number number:decimal-places="1" number:min-decimal-places="1" number:min-integer-digits="0" number:grouping="true"/>
    </number:number-style>
    <number:number-style style:name="N143">
      <number:text>.1</number:text>
    </number:number-style>
    <number:number-style style:name="N144P0" style:volatile="true">
      <number:number number:decimal-places="1" number:min-decimal-places="1" number:min-integer-digits="0" number:grouping="true"/>
    </number:number-style>
    <number:number-style style:name="N144P1" style:volatile="true">
      <number:text>–</number:text>
      <number:number number:decimal-places="1" number:min-decimal-places="1" number:min-integer-digits="0" number:grouping="true"/>
    </number:number-style>
    <number:number-style style:name="N144P2" style:volatile="true">
      <number:number number:decimal-places="1" number:min-decimal-places="1" number:min-integer-digits="1"/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6:22:18.370391806</meta:creation-date>
    <dc:date>2026-01-19T16:31:29.159327150</dc:date>
    <meta:editing-duration>PT9M11S</meta:editing-duration>
    <meta:editing-cycles>3</meta:editing-cycles>
    <meta:generator>LibreOffice/24.2.7.2$Linux_X86_64 LibreOffice_project/420$Build-2</meta:generator>
    <meta:document-statistic meta:table-count="1" meta:cell-count="29" meta:object-count="0"/>
  </office:meta>
</office:document-meta>
</file>